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06cm"/>
    </style:style>
    <style:style style:name="Table1.B" style:family="table-column">
      <style:table-column-properties style:column-width="14.494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size="18pt" officeooo:rsid="00016738" officeooo:paragraph-rsid="00016738" style:font-size-asian="18pt" style:font-size-complex="18pt"/>
    </style:style>
    <style:style style:name="P2" style:family="paragraph" style:parent-style-name="Standard">
      <style:text-properties fo:font-size="15pt" officeooo:rsid="00016738" officeooo:paragraph-rsid="00016738" style:font-size-asian="13.1000003814697pt" style:font-size-complex="15pt"/>
    </style:style>
    <style:style style:name="P3" style:family="paragraph" style:parent-style-name="Standard">
      <style:text-properties fo:font-size="15pt" officeooo:rsid="00044380" officeooo:paragraph-rsid="00044380" style:font-size-asian="13.1000003814697pt" style:font-size-complex="15pt"/>
    </style:style>
    <style:style style:name="P4" style:family="paragraph" style:parent-style-name="Standard">
      <style:text-properties fo:font-size="15pt" officeooo:rsid="0004ccff" officeooo:paragraph-rsid="0004ccff" style:font-size-asian="13.1000003814697pt" style:font-size-complex="15pt"/>
    </style:style>
    <style:style style:name="P5" style:family="paragraph" style:parent-style-name="Standard">
      <style:text-properties fo:font-size="15pt" officeooo:rsid="00066cfb" officeooo:paragraph-rsid="00066cfb" style:font-size-asian="13.1000003814697pt" style:font-size-complex="15pt"/>
    </style:style>
    <style:style style:name="P6" style:family="paragraph" style:parent-style-name="Standard">
      <style:text-properties fo:font-size="15pt" officeooo:rsid="00079017" officeooo:paragraph-rsid="00079017" style:font-size-asian="13.1000003814697pt" style:font-size-complex="15pt"/>
    </style:style>
    <style:style style:name="P7" style:family="paragraph" style:parent-style-name="Standard">
      <style:text-properties fo:font-size="15pt" officeooo:rsid="000b7ced" officeooo:paragraph-rsid="000b7ced" style:font-size-asian="13.1000003814697pt" style:font-size-complex="15pt"/>
    </style:style>
    <style:style style:name="P8" style:family="paragraph" style:parent-style-name="Standard">
      <style:text-properties fo:font-size="15pt" fo:font-weight="bold" officeooo:rsid="00016738" officeooo:paragraph-rsid="00016738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79017" officeooo:paragraph-rsid="00079017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44380" officeooo:paragraph-rsid="00044380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9ef6d" officeooo:paragraph-rsid="0009ef6d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b7ced" officeooo:paragraph-rsid="000b7ced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0d5d3" officeooo:paragraph-rsid="0010d5d3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413a7" officeooo:paragraph-rsid="001413a7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413a7" officeooo:paragraph-rsid="0019cb17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413a7" officeooo:paragraph-rsid="001b251e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9cb17" officeooo:paragraph-rsid="0019cb17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b7201" officeooo:paragraph-rsid="001b7201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eb4db" officeooo:paragraph-rsid="001eb4db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normal" officeooo:rsid="00079017" officeooo:paragraph-rsid="00079017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079017" officeooo:paragraph-rsid="0009ef6d" style:font-size-asian="13.1000003814697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0b7ced" officeooo:paragraph-rsid="000b7ced" style:font-size-asian="13.1000003814697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0df847" officeooo:paragraph-rsid="000df847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rsid="000ff7a0" officeooo:paragraph-rsid="000ff7a0" style:font-size-asian="13.1000003814697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10d5d3" officeooo:paragraph-rsid="0010d5d3" style:font-size-asian="13.1000003814697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1413a7" officeooo:paragraph-rsid="001413a7" style:font-size-asian="13.1000003814697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180cd3" officeooo:paragraph-rsid="00180cd3" style:font-size-asian="13.1000003814697pt" style:font-weight-asian="normal" style:font-size-complex="15pt" style:font-weight-complex="normal"/>
    </style:style>
    <style:style style:name="P28" style:family="paragraph" style:parent-style-name="Standard">
      <style:text-properties fo:font-weight="bold" officeooo:rsid="001ba48e" officeooo:paragraph-rsid="001ba48e" style:font-weight-asian="bold" style:font-weight-complex="bold"/>
    </style:style>
    <style:style style:name="P29" style:family="paragraph" style:parent-style-name="Standard">
      <style:text-properties fo:font-weight="bold" officeooo:rsid="001cf2ea" officeooo:paragraph-rsid="001cf2ea" style:font-weight-asian="bold" style:font-weight-complex="bold"/>
    </style:style>
    <style:style style:name="P30" style:family="paragraph" style:parent-style-name="Standard">
      <style:text-properties fo:font-weight="bold" officeooo:rsid="001eb4db" officeooo:paragraph-rsid="001eb4db" style:font-weight-asian="bold" style:font-weight-complex="bold"/>
    </style:style>
    <style:style style:name="P31" style:family="paragraph" style:parent-style-name="Standard">
      <style:text-properties officeooo:paragraph-rsid="001b7201"/>
    </style:style>
    <style:style style:name="P32" style:family="paragraph" style:parent-style-name="Standard">
      <style:text-properties officeooo:paragraph-rsid="001ba48e"/>
    </style:style>
    <style:style style:name="P33" style:family="paragraph" style:parent-style-name="Standard">
      <style:text-properties officeooo:paragraph-rsid="001eb4db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Heading">
      <style:paragraph-properties fo:text-align="start" style:justify-single-word="false"/>
    </style:style>
    <style:style style:name="P36" style:family="paragraph" style:parent-style-name="Text_20_body">
      <style:text-properties fo:font-size="15pt" fo:font-weight="bold" officeooo:rsid="001413a7" officeooo:paragraph-rsid="0019cb17" style:font-size-asian="13.1000003814697pt" style:font-weight-asian="bold" style:font-size-complex="15pt" style:font-weight-complex="bold"/>
    </style:style>
    <style:style style:name="P37" style:family="paragraph" style:parent-style-name="Standard">
      <style:text-properties fo:font-size="15pt" fo:font-weight="normal" officeooo:rsid="0019cb17" officeooo:paragraph-rsid="0019cb17" style:font-size-asian="13.1000003814697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1b7201" officeooo:paragraph-rsid="001b7201" style:font-size-asian="13.1000003814697pt" style:font-weight-asian="normal" style:font-size-complex="15pt" style:font-weight-complex="normal"/>
    </style:style>
    <style:style style:name="P39" style:family="paragraph" style:parent-style-name="Standard">
      <style:text-properties fo:font-size="15pt" fo:font-weight="normal" officeooo:rsid="0027a1a5" officeooo:paragraph-rsid="0019cb17" style:font-size-asian="13.1000003814697pt" style:font-weight-asian="normal" style:font-size-complex="15pt" style:font-weight-complex="normal"/>
    </style:style>
    <style:style style:name="P40" style:family="paragraph" style:parent-style-name="Standard">
      <style:text-properties fo:font-size="15pt" fo:font-weight="normal" officeooo:rsid="0027a1a5" officeooo:paragraph-rsid="0027a1a5" style:font-size-asian="13.1000003814697pt" style:font-weight-asian="normal" style:font-size-complex="15pt" style:font-weight-complex="normal"/>
    </style:style>
    <style:style style:name="P41" style:family="paragraph" style:parent-style-name="Standard">
      <style:text-properties fo:font-size="15pt" fo:font-weight="bold" officeooo:rsid="0027a1a5" officeooo:paragraph-rsid="0027a1a5" style:font-size-asian="13.1000003814697pt" style:font-weight-asian="bold" style:font-size-complex="15pt" style:font-weight-complex="bold"/>
    </style:style>
    <style:style style:name="P42" style:family="paragraph" style:parent-style-name="Standard">
      <style:text-properties fo:font-size="15pt" fo:font-weight="bold" officeooo:rsid="002810b6" officeooo:paragraph-rsid="002810b6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fo:font-size="15pt" fo:font-weight="bold" officeooo:rsid="0028dd1a" officeooo:paragraph-rsid="0028dd1a" style:font-size-asian="13.1000003814697pt" style:font-weight-asian="bold" style:font-size-complex="15pt" style:font-weight-complex="bold"/>
    </style:style>
    <style:style style:name="P44" style:family="paragraph" style:parent-style-name="Standard">
      <style:text-properties fo:font-size="15pt" fo:font-weight="bold" officeooo:rsid="002af4ae" officeooo:paragraph-rsid="002af4ae" style:font-size-asian="13.1000003814697pt" style:font-weight-asian="bold" style:font-size-complex="15pt" style:font-weight-complex="bold"/>
    </style:style>
    <style:style style:name="P45" style:family="paragraph" style:parent-style-name="Standard">
      <style:text-properties fo:font-variant="normal" fo:text-transform="none" fo:color="#000000" style:font-name="Google Sans" fo:font-size="12pt" fo:letter-spacing="normal" fo:font-style="normal" fo:font-weight="normal" officeooo:rsid="0019cb17" officeooo:paragraph-rsid="001b251e" style:font-size-asian="13.1000003814697pt" style:font-weight-asian="normal" style:font-size-complex="15pt" style:font-weight-complex="normal"/>
    </style:style>
    <style:style style:name="P46" style:family="paragraph" style:parent-style-name="Standard">
      <style:text-properties fo:font-variant="normal" fo:text-transform="none" fo:color="#000000" style:font-name="Google Sans" fo:font-size="12pt" fo:letter-spacing="normal" fo:font-style="normal" fo:font-weight="normal" officeooo:paragraph-rsid="001ba48e"/>
    </style:style>
    <style:style style:name="P47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ba48e" officeooo:paragraph-rsid="001ba48e" style:font-weight-asian="bold" style:font-weight-complex="bold"/>
    </style:style>
    <style:style style:name="P48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cf2ea" officeooo:paragraph-rsid="001ba48e" style:font-weight-asian="bold" style:font-weight-complex="bold"/>
    </style:style>
    <style:style style:name="P49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cf2ea" officeooo:paragraph-rsid="001cf2ea" style:font-weight-asian="bold" style:font-weight-complex="bold"/>
    </style:style>
    <style:style style:name="P50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eb4db" officeooo:paragraph-rsid="001cf2ea" style:font-weight-asian="bold" style:font-weight-complex="bold"/>
    </style:style>
    <style:style style:name="P51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1eb4db" officeooo:paragraph-rsid="001eb4db" style:font-weight-asian="bold" style:font-weight-complex="bold"/>
    </style:style>
    <style:style style:name="P52" style:family="paragraph" style:parent-style-name="Standard">
      <style:text-properties fo:font-variant="normal" fo:text-transform="none" fo:color="#000000" style:font-name="Google Sans" fo:font-size="12pt" fo:letter-spacing="normal" fo:font-style="normal" fo:font-weight="bold" officeooo:rsid="002053fd" officeooo:paragraph-rsid="002053fd" style:font-weight-asian="bold" style:font-weight-complex="bold"/>
    </style:style>
    <style:style style:name="P5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oogle Sans" fo:font-size="12pt" fo:letter-spacing="normal" fo:font-style="normal" fo:font-weight="normal"/>
    </style:style>
    <style:style style:name="P5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Google Sans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546" style:font-weight-asian="bold" style:font-weight-complex="bold"/>
    </style:style>
    <style:style style:name="T3" style:family="text">
      <style:text-properties fo:font-weight="bold" officeooo:rsid="0009ef6d" style:font-weight-asian="bold" style:font-weight-complex="bold"/>
    </style:style>
    <style:style style:name="T4" style:family="text">
      <style:text-properties officeooo:rsid="00066cfb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9ef6d"/>
    </style:style>
    <style:style style:name="T7" style:family="text">
      <style:text-properties officeooo:rsid="000b2699"/>
    </style:style>
    <style:style style:name="T8" style:family="text">
      <style:text-properties officeooo:rsid="000d31a2"/>
    </style:style>
    <style:style style:name="T9" style:family="text">
      <style:text-properties officeooo:rsid="000ff7a0"/>
    </style:style>
    <style:style style:name="T10" style:family="text">
      <style:text-properties officeooo:rsid="0010d5d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9cb17" style:font-weight-asian="normal" style:font-weight-complex="normal"/>
    </style:style>
    <style:style style:name="T13" style:family="text">
      <style:text-properties fo:font-weight="normal" officeooo:rsid="002a723a" style:font-weight-asian="normal" style:font-weight-complex="normal"/>
    </style:style>
    <style:style style:name="T14" style:family="text">
      <style:text-properties officeooo:rsid="0016b7c8"/>
    </style:style>
    <style:style style:name="T15" style:family="text">
      <style:text-properties officeooo:rsid="0019cb17"/>
    </style:style>
    <style:style style:name="T16" style:family="text">
      <style:text-properties fo:font-variant="normal" fo:text-transform="none" fo:color="#000000" style:font-name="Google Sans" fo:font-size="12pt" fo:letter-spacing="normal" fo:font-style="normal"/>
    </style:style>
    <style:style style:name="T17" style:family="text">
      <style:text-properties fo:font-variant="normal" fo:text-transform="none" fo:color="#000000" style:font-name="Google Sans" fo:font-size="12pt" fo:letter-spacing="normal" fo:font-style="normal" fo:font-weight="bold" officeooo:rsid="0019cb17"/>
    </style:style>
    <style:style style:name="T18" style:family="text">
      <style:text-properties fo:font-variant="normal" fo:text-transform="none" fo:color="#000000" style:font-name="Google Sans" fo:font-size="12pt" fo:letter-spacing="normal" fo:font-style="normal" fo:font-weight="normal"/>
    </style:style>
    <style:style style:name="T19" style:family="text">
      <style:text-properties fo:font-variant="normal" fo:text-transform="none" fo:color="#000000" style:font-name="Google Sans" fo:font-size="12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style:font-name="Google Sans" fo:font-size="12pt" fo:letter-spacing="normal" fo:font-style="normal" fo:font-weight="normal" officeooo:rsid="0019cb17" style:font-weight-asian="normal" style:font-weight-complex="normal"/>
    </style:style>
    <style:style style:name="T21" style:family="text">
      <style:text-properties fo:font-variant="normal" fo:text-transform="none" fo:color="#000000" style:font-name="Google Sans" fo:font-size="12pt" fo:letter-spacing="normal" fo:font-style="normal" fo:font-weight="normal" officeooo:rsid="001b251e" style:font-weight-asian="normal" style:font-weight-complex="normal"/>
    </style:style>
    <style:style style:name="T22" style:family="text">
      <style:text-properties fo:font-variant="normal" fo:text-transform="none" fo:color="#000000" style:font-name="Google Sans" fo:font-size="12pt" fo:letter-spacing="normal" fo:font-style="normal" fo:font-weight="normal" officeooo:rsid="001ba48e"/>
    </style:style>
    <style:style style:name="T23" style:family="text">
      <style:text-properties fo:font-variant="normal" fo:text-transform="none" fo:color="#000000" style:font-name="Google Sans" fo:font-size="12pt" fo:letter-spacing="normal" fo:font-style="normal" officeooo:rsid="001cf2ea"/>
    </style:style>
    <style:style style:name="T24" style:family="text">
      <style:text-properties fo:font-variant="normal" fo:text-transform="none" fo:color="#000000" style:font-name="Google Sans" fo:font-size="12pt" fo:letter-spacing="normal" fo:font-style="normal" officeooo:rsid="001eb4db"/>
    </style:style>
    <style:style style:name="T25" style:family="text">
      <style:text-properties fo:font-variant="normal" fo:text-transform="none" fo:color="#000000" style:font-name="Google Sans" fo:font-size="12pt" fo:letter-spacing="normal" fo:font-style="normal" officeooo:rsid="0022384a"/>
    </style:style>
    <style:style style:name="T26" style:family="text">
      <style:text-properties fo:font-variant="normal" fo:text-transform="none" fo:color="#000000" fo:letter-spacing="normal" fo:font-weight="normal" officeooo:rsid="0019cb17" style:font-weight-asian="normal" style:font-weight-complex="normal"/>
    </style:style>
    <style:style style:name="T27" style:family="text">
      <style:text-properties fo:font-variant="normal" fo:text-transform="none" fo:color="#000000" style:font-name="Google Sans Mono" fo:letter-spacing="normal" fo:font-style="normal" fo:font-weight="normal" officeooo:rsid="0019cb17" style:font-weight-asian="normal" style:font-weight-complex="normal" loext:padding="0cm" loext:border="none"/>
    </style:style>
    <style:style style:name="T28" style:family="text">
      <style:text-properties fo:font-variant="normal" fo:text-transform="none" fo:color="#000000" style:font-name="Google Sans Mono" fo:letter-spacing="normal" fo:font-style="normal" fo:font-weight="normal" style:font-weight-asian="normal" style:font-weight-complex="normal" loext:padding="0cm" loext:border="none"/>
    </style:style>
    <style:style style:name="T29" style:family="text">
      <style:text-properties fo:font-variant="normal" fo:text-transform="none" fo:color="#000000" style:font-name="Google Sans Mono" fo:font-size="12pt" fo:letter-spacing="normal" fo:font-style="normal" fo:font-weight="normal" loext:padding="0cm" loext:border="none"/>
    </style:style>
    <style:style style:name="T30" style:family="text">
      <style:text-properties officeooo:rsid="001b7201"/>
    </style:style>
    <style:style style:name="T31" style:family="text">
      <style:text-properties fo:font-size="15pt" fo:font-weight="bold" officeooo:rsid="001b7201" style:font-size-asian="13.1000003814697pt" style:font-weight-asian="bold" style:font-size-complex="15pt" style:font-weight-complex="bold"/>
    </style:style>
    <style:style style:name="T32" style:family="text">
      <style:text-properties fo:font-size="15pt" fo:font-weight="bold" officeooo:rsid="001ba48e" style:font-size-asian="13.1000003814697pt" style:font-weight-asian="bold" style:font-size-complex="15pt" style:font-weight-complex="bold"/>
    </style:style>
    <style:style style:name="T33" style:family="text">
      <style:text-properties fo:font-size="15pt" fo:font-weight="bold" officeooo:rsid="001eb4db" style:font-size-asian="13.1000003814697pt" style:font-weight-asian="bold" style:font-size-complex="15pt" style:font-weight-complex="bold"/>
    </style:style>
    <style:style style:name="T34" style:family="text">
      <style:text-properties officeooo:rsid="00207c8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ython Notes:</text:p>
      <text:p text:style-name="P1"/>
      <text:p text:style-name="P10">Day1:</text:p>
      <text:p text:style-name="P2"><text:span text:style-name="T3">P</text:span><text:span text:style-name="T1">rimary pupose of </text:span><text:span text:style-name="T2">shell</text:span><text:span text:style-name="T1"> scripting </text:span>is</text:p>
      <text:p text:style-name="P2"/>
      <text:p text:style-name="P2">*interact with linux system to check the details and manage linux systems and perform tasks,becuase linux system don't have ghafical user interface expect ubuntu desktop.</text:p>
      <text:p text:style-name="P2">*using script,we can schedule the script and perform day-to-day activity to get task done.</text:p>
      <text:p text:style-name="P2"/>
      <text:p text:style-name="P2"/>
      <text:p text:style-name="P8">why do need python?</text:p>
      <text:p text:style-name="P2"/>
      <text:p text:style-name="P2">1)<text:span text:style-name="T1">shell sscripting only designed for linux systems,we may need interact with other os systems such as windows,mac.</text:span></text:p>
      <text:p text:style-name="P2">python will work with both linux and windows system.</text:p>
      <text:p text:style-name="P2"/>
      <text:p text:style-name="P2">interviwer may ask,we have ansible to work with different os.</text:p>
      <text:p text:style-name="P2">Ansible also written in python,it is just yaml specifications to work with different os but complex task are done from python</text:p>
      <text:p text:style-name="P2"/>
      <text:p text:style-name="P2">2)main reason --&gt; <text:span text:style-name="T1">When we deal with complex task, api calls,data manupulation. </text:span>we easily achieve with python because <text:span text:style-name="T1">modules of python is very rich.</text:span></text:p>
      <text:p text:style-name="P2"/>
      <text:p text:style-name="P2">Ex:</text:p>
      <text:p text:style-name="P2">1)Task to collect the issue of all 20 repo with their author.</text:p>
      <text:p text:style-name="P2"/>
      <text:p text:style-name="P2">To do this,we need to communicate with github api.</text:p>
      <text:p text:style-name="P2"/>
      <text:p text:style-name="P8">Using shell script:</text:p>
      <text:p text:style-name="P2">curl with github api using authentication</text:p>
      <text:p text:style-name="P2">get big json data,convert into other format </text:p>
      <text:p text:style-name="P2">process the data to get author details</text:p>
      <text:p text:style-name="P2"/>
      <text:p text:style-name="P8">Using python:</text:p>
      <text:p text:style-name="P2">we have request and json module.</text:p>
      <text:p text:style-name="P2">request module to communicate with github api and get data</text:p>
      <text:p text:style-name="P2">convert into dict from json and loop through it and get author details</text:p>
      <text:p text:style-name="P2"><text:soft-page-break/>and this script will work on different os systems and python have more modules to deal with it</text:p>
      <text:p text:style-name="P2"/>
      <text:p text:style-name="P2">2)trigger n number of jobs, python have jenkins module to do this.</text:p>
      <text:p text:style-name="P2"/>
      <text:p text:style-name="P2"/>
      <text:p text:style-name="P2">Github have more details on when to use which script,below is hights:</text:p>
      <text:p text:style-name="P2"/>
      <text:p text:style-name="P2">https://github.com/iam-veeramalla/python-for-devops</text:p>
      <text:p text:style-name="P2"/>
      <text:p text:style-name="P2">When to use shell scripting:</text:p>
      <text:p text:style-name="P2">*system admistrative tasks</text:p>
      <text:p text:style-name="P2">*interact with command line</text:p>
      <text:p text:style-name="P2">*text processing</text:p>
      <text:p text:style-name="P2"/>
      <text:p text:style-name="P2">when to use python scripting:</text:p>
      <text:p text:style-name="P2">*api calls</text:p>
      <text:p text:style-name="P2">*complex task</text:p>
      <text:p text:style-name="P2">*error handling</text:p>
      <text:p text:style-name="P2">*platform compatability</text:p>
      <text:p text:style-name="P2">*reuse of code</text:p>
      <text:p text:style-name="P2"/>
      <text:p text:style-name="P3"><text:span text:style-name="T1">Day2</text:span>: Data types</text:p>
      <text:p text:style-name="P3"/>
      <text:p text:style-name="P4"><text:span text:style-name="T7">*C</text:span>ompiler need to understand which data your passing in python script,for that every programming language have it’s own data types <text:span text:style-name="T4">through syntax</text:span>.</text:p>
      <text:p text:style-name="P4"/>
      <text:p text:style-name="P5">*Python is dynamically typed language becuase your not going to explisitely define the data type,python complier will understand through syntax.</text:p>
      <text:p text:style-name="P5"/>
      <text:p text:style-name="P5">Name = “Raghu”</text:p>
      <text:p text:style-name="P5">age = 25 <text:s/></text:p>
      <text:p text:style-name="P5"/>
      <text:p text:style-name="P5">Go language is non-dynamically typed language because need to define data type before declare</text:p>
      <text:p text:style-name="P5"/>
      <text:p text:style-name="P4">Refer github repo for notes.</text:p>
      <text:p text:style-name="P4"/>
      <text:p text:style-name="P4">Just do practice,notes are already present in github.</text:p>
      <text:p text:style-name="P4"/>
      <text:p text:style-name="P4"><text:s text:c="2"/></text:p>
      <text:p text:style-name="P6"/>
      <text:p text:style-name="P6"><text:soft-page-break/>For any programming language,first search for <text:span text:style-name="T1">Inbuilt functions:</text:span></text:p>
      <text:p text:style-name="P9">it will make your <text:span text:style-name="T6">t</text:span>ask easier.</text:p>
      <text:p text:style-name="P9"/>
      <text:p text:style-name="P9">Each data type in python have inbuilt functions.</text:p>
      <text:p text:style-name="P20"/>
      <text:p text:style-name="P11">String data type:</text:p>
      <text:p text:style-name="P21">Name=“Raghu M N”</text:p>
      <text:p text:style-name="P21">print(Name.split(“ ”)) </text:p>
      <text:p text:style-name="P9"/>
      <text:p text:style-name="P9">St<text:span text:style-name="T6">r</text:span>ing built-in function<text:span text:style-name="T6">s</text:span> in python: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Method</text:p>
          </table:table-cell>
          <table:table-cell table:style-name="Table1.A1" office:value-type="string">
            <text:p text:style-name="P35">Description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capitalize.asp" text:style-name="Internet_20_link" text:visited-style-name="Visited_20_Internet_20_Link"><text:span text:style-name="T5">capitalize()</text:span></text:a></text:p>
          </table:table-cell>
          <table:table-cell table:style-name="Table1.A1" office:value-type="string">
            <text:p text:style-name="P34">Converts the first character to upper case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casefold.asp" text:style-name="Internet_20_link" text:visited-style-name="Visited_20_Internet_20_Link"><text:span text:style-name="T5">casefold()</text:span></text:a></text:p>
          </table:table-cell>
          <table:table-cell table:style-name="Table1.A1" office:value-type="string">
            <text:p text:style-name="P34">Converts string into lower cas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center.asp" text:style-name="Internet_20_link" text:visited-style-name="Visited_20_Internet_20_Link"><text:span text:style-name="T5">center()</text:span></text:a></text:p>
          </table:table-cell>
          <table:table-cell table:style-name="Table1.A1" office:value-type="string">
            <text:p text:style-name="P34">Returns a centered string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count.asp" text:style-name="Internet_20_link" text:visited-style-name="Visited_20_Internet_20_Link"><text:span text:style-name="T5">count()</text:span></text:a></text:p>
          </table:table-cell>
          <table:table-cell table:style-name="Table1.A1" office:value-type="string">
            <text:p text:style-name="P34">Returns the number of times a specified value occurs in a string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encode.asp" text:style-name="Internet_20_link" text:visited-style-name="Visited_20_Internet_20_Link"><text:span text:style-name="T5">encode()</text:span></text:a></text:p>
          </table:table-cell>
          <table:table-cell table:style-name="Table1.A1" office:value-type="string">
            <text:p text:style-name="P34">Returns an encoded version of the string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endswith.asp" text:style-name="Internet_20_link" text:visited-style-name="Visited_20_Internet_20_Link"><text:span text:style-name="T5">endswith()</text:span></text:a></text:p>
          </table:table-cell>
          <table:table-cell table:style-name="Table1.A1" office:value-type="string">
            <text:p text:style-name="P34">Returns true if the string ends with the specified valu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expandtabs.asp" text:style-name="Internet_20_link" text:visited-style-name="Visited_20_Internet_20_Link"><text:span text:style-name="T5">expandtabs()</text:span></text:a></text:p>
          </table:table-cell>
          <table:table-cell table:style-name="Table1.A1" office:value-type="string">
            <text:p text:style-name="P34">Sets the tab size of the string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find.asp" text:style-name="Internet_20_link" text:visited-style-name="Visited_20_Internet_20_Link"><text:span text:style-name="T5">find()</text:span></text:a></text:p>
          </table:table-cell>
          <table:table-cell table:style-name="Table1.A1" office:value-type="string">
            <text:p text:style-name="P34">Searches the string for a specified value and returns the position of where it was found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format.asp" text:style-name="Internet_20_link" text:visited-style-name="Visited_20_Internet_20_Link"><text:span text:style-name="T5">format()</text:span></text:a></text:p>
          </table:table-cell>
          <table:table-cell table:style-name="Table1.A1" office:value-type="string">
            <text:p text:style-name="P34">Formats specified values in a string</text:p>
          </table:table-cell>
        </table:table-row>
        <table:table-row table:style-name="Table1.1">
          <table:table-cell table:style-name="Table1.A1" office:value-type="string">
            <text:p text:style-name="P34">format_map()</text:p>
          </table:table-cell>
          <table:table-cell table:style-name="Table1.A1" office:value-type="string">
            <text:p text:style-name="P34">Formats specified values in a string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index.asp" text:style-name="Internet_20_link" text:visited-style-name="Visited_20_Internet_20_Link"><text:span text:style-name="T5">index()</text:span></text:a></text:p>
          </table:table-cell>
          <table:table-cell table:style-name="Table1.A1" office:value-type="string">
            <text:p text:style-name="P34">Searches the string for a specified value and returns the position of where it was found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isalnum.asp" text:style-name="Internet_20_link" text:visited-style-name="Visited_20_Internet_20_Link"><text:span text:style-name="T5">isalnum()</text:span></text:a></text:p>
          </table:table-cell>
          <table:table-cell table:style-name="Table1.A1" office:value-type="string">
            <text:p text:style-name="P34">Returns True if all characters in the string are alphanumeric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isalpha.asp" text:style-name="Internet_20_link" text:visited-style-name="Visited_20_Internet_20_Link"><text:span text:style-name="T5">isalpha()</text:span></text:a></text:p>
          </table:table-cell>
          <table:table-cell table:style-name="Table1.A1" office:value-type="string">
            <text:p text:style-name="P34">Returns True if all characters in the string are in the alphabet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isascii.asp" text:style-name="Internet_20_link" text:visited-style-name="Visited_20_Internet_20_Link"><text:span text:style-name="T5">isascii()</text:span></text:a></text:p>
          </table:table-cell>
          <table:table-cell table:style-name="Table1.A1" office:value-type="string">
            <text:p text:style-name="P34">Returns True if all characters in the string are ascii characters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isdecimal.asp" text:style-name="Internet_20_link" text:visited-style-name="Visited_20_Internet_20_Link"><text:span text:style-name="T5">isdecimal()</text:span></text:a></text:p>
          </table:table-cell>
          <table:table-cell table:style-name="Table1.A1" office:value-type="string">
            <text:p text:style-name="P34">Returns True if all characters in the string are decimals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isdigit.asp" text:style-name="Internet_20_link" text:visited-style-name="Visited_20_Internet_20_Link"><text:span text:style-name="T5">isdigit()</text:span></text:a></text:p>
          </table:table-cell>
          <table:table-cell table:style-name="Table1.A1" office:value-type="string">
            <text:p text:style-name="P34">Returns True if all characters in the string are digits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isidentifier.asp" text:style-name="Internet_20_link" text:visited-style-name="Visited_20_Internet_20_Link"><text:span text:style-name="T5">isidentifier()</text:span></text:a></text:p>
          </table:table-cell>
          <table:table-cell table:style-name="Table1.A1" office:value-type="string">
            <text:p text:style-name="P34">Returns True if the string is an identifier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islower.asp" text:style-name="Internet_20_link" text:visited-style-name="Visited_20_Internet_20_Link"><text:span text:style-name="T5">islower()</text:span></text:a></text:p>
          </table:table-cell>
          <table:table-cell table:style-name="Table1.A1" office:value-type="string">
            <text:p text:style-name="P34">Returns True if all characters in the string are lower cas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isnumeric.asp" text:style-name="Internet_20_link" text:visited-style-name="Visited_20_Internet_20_Link"><text:span text:style-name="T5">isnumeric()</text:span></text:a></text:p>
          </table:table-cell>
          <table:table-cell table:style-name="Table1.A1" office:value-type="string">
            <text:p text:style-name="P34">Returns True if all characters in the string are numeric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isprintable.asp" text:style-name="Internet_20_link" text:visited-style-name="Visited_20_Internet_20_Link"><text:span text:style-name="T5">isprintable()</text:span></text:a></text:p>
          </table:table-cell>
          <table:table-cell table:style-name="Table1.A1" office:value-type="string">
            <text:p text:style-name="P34">Returns True if all characters in the string are printabl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isspace.asp" text:style-name="Internet_20_link" text:visited-style-name="Visited_20_Internet_20_Link"><text:span text:style-name="T5">isspace()</text:span></text:a></text:p>
          </table:table-cell>
          <table:table-cell table:style-name="Table1.A1" office:value-type="string">
            <text:p text:style-name="P34">Returns True if all characters in the string are whitespaces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istitle.asp" text:style-name="Internet_20_link" text:visited-style-name="Visited_20_Internet_20_Link"><text:span text:style-name="T5">istitle()</text:span></text:a></text:p>
          </table:table-cell>
          <table:table-cell table:style-name="Table1.A1" office:value-type="string">
            <text:p text:style-name="P34">Returns True if the string follows the rules of a titl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isupper.asp" text:style-name="Internet_20_link" text:visited-style-name="Visited_20_Internet_20_Link"><text:span text:style-name="T5">isupper()</text:span></text:a></text:p>
          </table:table-cell>
          <table:table-cell table:style-name="Table1.A1" office:value-type="string">
            <text:p text:style-name="P34">Returns True if all characters in the string are upper case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join.asp" text:style-name="Internet_20_link" text:visited-style-name="Visited_20_Internet_20_Link"><text:span text:style-name="T5">join()</text:span></text:a></text:p>
          </table:table-cell>
          <table:table-cell table:style-name="Table1.A1" office:value-type="string">
            <text:p text:style-name="P34">Joins the elements of an iterable to the end of the string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ljust.asp" text:style-name="Internet_20_link" text:visited-style-name="Visited_20_Internet_20_Link"><text:span text:style-name="T5">ljust()</text:span></text:a></text:p>
          </table:table-cell>
          <table:table-cell table:style-name="Table1.A1" office:value-type="string">
            <text:p text:style-name="P34">Returns a left justified version of the string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lower.asp" text:style-name="Internet_20_link" text:visited-style-name="Visited_20_Internet_20_Link"><text:span text:style-name="T5">lower()</text:span></text:a></text:p>
          </table:table-cell>
          <table:table-cell table:style-name="Table1.A1" office:value-type="string">
            <text:p text:style-name="P34">Converts a string into lower cas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lstrip.asp" text:style-name="Internet_20_link" text:visited-style-name="Visited_20_Internet_20_Link"><text:span text:style-name="T5">lstrip()</text:span></text:a></text:p>
          </table:table-cell>
          <table:table-cell table:style-name="Table1.A1" office:value-type="string">
            <text:p text:style-name="P34">Returns a left trim version of the string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maketrans.asp" text:style-name="Internet_20_link" text:visited-style-name="Visited_20_Internet_20_Link"><text:span text:style-name="T5">maketrans()</text:span></text:a></text:p>
          </table:table-cell>
          <table:table-cell table:style-name="Table1.A1" office:value-type="string">
            <text:p text:style-name="P34">Returns a translation table to be used in translations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partition.asp" text:style-name="Internet_20_link" text:visited-style-name="Visited_20_Internet_20_Link"><text:span text:style-name="T5">partition()</text:span></text:a></text:p>
          </table:table-cell>
          <table:table-cell table:style-name="Table1.A1" office:value-type="string">
            <text:p text:style-name="P34">Returns a tuple where the string is parted into three parts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replace.asp" text:style-name="Internet_20_link" text:visited-style-name="Visited_20_Internet_20_Link"><text:span text:style-name="T5">replace()</text:span></text:a></text:p>
          </table:table-cell>
          <table:table-cell table:style-name="Table1.A1" office:value-type="string">
            <text:p text:style-name="P34">Returns a string where a specified value is replaced with a specified valu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rfind.asp" text:style-name="Internet_20_link" text:visited-style-name="Visited_20_Internet_20_Link"><text:span text:style-name="T5">rfind()</text:span></text:a></text:p>
          </table:table-cell>
          <table:table-cell table:style-name="Table1.A1" office:value-type="string">
            <text:p text:style-name="P34">Searches the string for a specified value and returns the last position of where it was found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rindex.asp" text:style-name="Internet_20_link" text:visited-style-name="Visited_20_Internet_20_Link"><text:span text:style-name="T5">rindex()</text:span></text:a></text:p>
          </table:table-cell>
          <table:table-cell table:style-name="Table1.A1" office:value-type="string">
            <text:p text:style-name="P34">Searches the string for a specified value and returns the last position of where it was found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rjust.asp" text:style-name="Internet_20_link" text:visited-style-name="Visited_20_Internet_20_Link"><text:span text:style-name="T5">rjust()</text:span></text:a></text:p>
          </table:table-cell>
          <table:table-cell table:style-name="Table1.A1" office:value-type="string">
            <text:p text:style-name="P34">Returns a right justified version of the string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rpartition.asp" text:style-name="Internet_20_link" text:visited-style-name="Visited_20_Internet_20_Link"><text:span text:style-name="T5">rpartition()</text:span></text:a></text:p>
          </table:table-cell>
          <table:table-cell table:style-name="Table1.A1" office:value-type="string">
            <text:p text:style-name="P34">Returns a tuple where the string is parted into three parts</text:p>
          </table:table-cell>
        </table:table-row>
        <text:soft-page-break/>
        <table:table-row table:style-name="Table1.2">
          <table:table-cell table:style-name="Table1.A1" office:value-type="string">
            <text:p text:style-name="P34"><text:a xlink:type="simple" xlink:href="https://www.w3schools.com/python/ref_string_rsplit.asp" text:style-name="Internet_20_link" text:visited-style-name="Visited_20_Internet_20_Link"><text:span text:style-name="T5">rsplit()</text:span></text:a></text:p>
          </table:table-cell>
          <table:table-cell table:style-name="Table1.A1" office:value-type="string">
            <text:p text:style-name="P34">Splits the string at the specified separator, and returns a list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rstrip.asp" text:style-name="Internet_20_link" text:visited-style-name="Visited_20_Internet_20_Link"><text:span text:style-name="T5">rstrip()</text:span></text:a></text:p>
          </table:table-cell>
          <table:table-cell table:style-name="Table1.A1" office:value-type="string">
            <text:p text:style-name="P34">Returns a right trim version of the string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split.asp" text:style-name="Internet_20_link" text:visited-style-name="Visited_20_Internet_20_Link"><text:span text:style-name="T5">split()</text:span></text:a></text:p>
          </table:table-cell>
          <table:table-cell table:style-name="Table1.A1" office:value-type="string">
            <text:p text:style-name="P34">Splits the string at the specified separator, and returns a list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splitlines.asp" text:style-name="Internet_20_link" text:visited-style-name="Visited_20_Internet_20_Link"><text:span text:style-name="T5">splitlines()</text:span></text:a></text:p>
          </table:table-cell>
          <table:table-cell table:style-name="Table1.A1" office:value-type="string">
            <text:p text:style-name="P34">Splits the string at line breaks and returns a list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startswith.asp" text:style-name="Internet_20_link" text:visited-style-name="Visited_20_Internet_20_Link"><text:span text:style-name="T5">startswith()</text:span></text:a></text:p>
          </table:table-cell>
          <table:table-cell table:style-name="Table1.A1" office:value-type="string">
            <text:p text:style-name="P34">Returns true if the string starts with the specified value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strip.asp" text:style-name="Internet_20_link" text:visited-style-name="Visited_20_Internet_20_Link"><text:span text:style-name="T5">strip()</text:span></text:a></text:p>
          </table:table-cell>
          <table:table-cell table:style-name="Table1.A1" office:value-type="string">
            <text:p text:style-name="P34">Returns a trimmed version of the string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swapcase.asp" text:style-name="Internet_20_link" text:visited-style-name="Visited_20_Internet_20_Link"><text:span text:style-name="T5">swapcase()</text:span></text:a></text:p>
          </table:table-cell>
          <table:table-cell table:style-name="Table1.A1" office:value-type="string">
            <text:p text:style-name="P34">Swaps cases, lower case becomes upper case and vice versa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title.asp" text:style-name="Internet_20_link" text:visited-style-name="Visited_20_Internet_20_Link"><text:span text:style-name="T5">title()</text:span></text:a></text:p>
          </table:table-cell>
          <table:table-cell table:style-name="Table1.A1" office:value-type="string">
            <text:p text:style-name="P34">Converts the first character of each word to upper cas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translate.asp" text:style-name="Internet_20_link" text:visited-style-name="Visited_20_Internet_20_Link"><text:span text:style-name="T5">translate()</text:span></text:a></text:p>
          </table:table-cell>
          <table:table-cell table:style-name="Table1.A1" office:value-type="string">
            <text:p text:style-name="P34">Returns a translated string</text:p>
          </table:table-cell>
        </table:table-row>
        <table:table-row table:style-name="Table1.1">
          <table:table-cell table:style-name="Table1.A1" office:value-type="string">
            <text:p text:style-name="P34"><text:a xlink:type="simple" xlink:href="https://www.w3schools.com/python/ref_string_upper.asp" text:style-name="Internet_20_link" text:visited-style-name="Visited_20_Internet_20_Link"><text:span text:style-name="T5">upper()</text:span></text:a></text:p>
          </table:table-cell>
          <table:table-cell table:style-name="Table1.A1" office:value-type="string">
            <text:p text:style-name="P34">Converts a string into upper case</text:p>
          </table:table-cell>
        </table:table-row>
        <table:table-row table:style-name="Table1.2">
          <table:table-cell table:style-name="Table1.A1" office:value-type="string">
            <text:p text:style-name="P34"><text:a xlink:type="simple" xlink:href="https://www.w3schools.com/python/ref_string_zfill.asp" text:style-name="Internet_20_link" text:visited-style-name="Visited_20_Internet_20_Link"><text:span text:style-name="T5">zfill()</text:span></text:a></text:p>
          </table:table-cell>
          <table:table-cell table:style-name="Table1.A1" office:value-type="string">
            <text:p text:style-name="P34">Fills the string with a specified number of 0 values at the beginning</text:p>
          </table:table-cell>
        </table:table-row>
      </table:table>
      <text:p text:style-name="P20"/>
      <text:p text:style-name="P12">i will declare variables without giving space after variable name and before value, because python and shell both will support variable declaration like that.</text:p>
      <text:p text:style-name="P22"/>
      <text:p text:style-name="P22"/>
      <text:p text:style-name="P11">Numeric data type:</text:p>
      <text:p text:style-name="P2"/>
      <text:p text:style-name="P7">age=25 <text:s/>--&gt; integer <text:span text:style-name="T8">number</text:span></text:p>
      <text:p text:style-name="P7">intertest_per_year=1.5 --&gt; float <text:span text:style-name="T8">point numbers</text:span></text:p>
      <text:p text:style-name="P7">num=2+7j --&gt; complex <text:span text:style-name="T8">number</text:span></text:p>
      <text:p text:style-name="P7"/>
      <text:p text:style-name="P12">built-in functions of Numeric data type:</text:p>
      <text:p text:style-name="P12"/>
      <text:p text:style-name="P23">abs(x) --&gt; return absolute value of number</text:p>
      <text:p text:style-name="P23">divmod(<text:span text:style-name="T9">a,b</text:span>) --<text:span text:style-name="T9">&gt; return the tuple which contains quotient and remainder.</text:span></text:p>
      <text:p text:style-name="P24">pow(a,b) -&gt; a power of b <text:s/>--&gt; a^b</text:p>
      <text:p text:style-name="P24">round(<text:span text:style-name="T10">a,3</text:span>)</text:p>
      <text:p text:style-name="P25"/>
      <text:p text:style-name="P13">Regular expresession --&gt; re module in python: </text:p>
      <text:p text:style-name="P13"/>
      <text:p text:style-name="P14">1) . (dot): Matches any single character execpt newline by default.</text:p>
      <text:p text:style-name="P14"/>
      <text:p text:style-name="P26">Ex: b.t <text:s/>--&gt; mataches only any single character in place of dot.</text:p>
      <text:p text:style-name="P27">Matches --&gt; Any string starts with b,ends with t and any character in place of dot.</text:p>
      <text:p text:style-name="P26"><text:span text:style-name="T1">Matches ---&gt;</text:span> bat , bbt, bct --&gt; like dot(.) will be replaced by any single character </text:p>
      <text:p text:style-name="P26"><text:span text:style-name="T1">Not matches --&gt; </text:span>best, beet --&gt; if dot will replaced by more than single character,it <text:s/>will not match.</text:p>
      <text:p text:style-name="P14"/>
      <text:p text:style-name="P14"/>
      <text:p text:style-name="P14"/>
      <text:p text:style-name="P14"><text:soft-page-break/>2) * (asterisk) : Matches pr<text:span text:style-name="T14">ece</text:span>ding character <text:span text:style-name="T15">on </text:span><text:s/>zero or n number of times <text:span text:style-name="T30">repetation</text:span>.</text:p>
      <text:p text:style-name="P14"/>
      <text:p text:style-name="P14">Ex: col*or <text:s text:c="2"/>--&gt; l is preceding <text:span text:style-name="T15">character</text:span> in this expression.</text:p>
      <text:p text:style-name="P15">Mataches: <text:s/><text:span text:style-name="T11">coor(zero time repetation </text:span><text:span text:style-name="T12">of l</text:span><text:span text:style-name="T11">), </text:span><text:span text:style-name="T12">color(one time repetation of l), collor <text:s text:c="2"/>, there is no limit for letter l to repeates in word.</text:span></text:p>
      <text:p text:style-name="P37"/>
      <text:p text:style-name="P15"><text:span text:style-name="T20">The expression </text:span><text:span text:style-name="Source_20_Text"><text:span text:style-name="T27">*.oracle.loc</text:span></text:span><text:span text:style-name="T26"> </text:span><text:span text:style-name="T20">isn't a standard regular expression but might be a file-naming pattern containing wildcards.</text:span></text:p>
      <text:p text:style-name="P45"/>
      <text:p text:style-name="P16"><text:span text:style-name="T20">This asterisk</text:span><text:span text:style-name="T21">(*)</text:span><text:span text:style-name="T20"> is likely a wildcard character, commonly used to represent any string of characters</text:span></text:p>
      <text:p text:style-name="P45"/>
      <text:p text:style-name="P36"><text:span text:style-name="Strong_20_Emphasis"><text:span text:style-name="T17">Examples of Matches:</text:span></text:span></text:p>
      <text:list xml:id="list907302001" text:style-name="L1">
        <text:list-item>
          <text:p text:style-name="P53">configuration.oracle.loc</text:p>
        </text:list-item>
        <text:list-item>
          <text:p text:style-name="P54">important_data.oracle.loc</text:p>
        </text:list-item>
        <text:list-item>
          <text:p text:style-name="P54">system_files*.oracle.loc (would match any file ending with ".oracle.loc" because of the wildcard)</text:p>
        </text:list-item>
      </text:list>
      <text:p text:style-name="P37"/>
      <text:p text:style-name="P17">3)+ (Plus sign) <text:s/>--&gt; Matches preceding character <text:span text:style-name="T34">on </text:span>one or n number of time <text:span text:style-name="T30">repetation</text:span>.</text:p>
      <text:p text:style-name="P17">Same as * but + will not consider match which don’t have preceding character.</text:p>
      <text:p text:style-name="P17"/>
      <text:p text:style-name="P17">Ex: col<text:span text:style-name="T30">+</text:span>or <text:s/>--&gt; l is preceding character</text:p>
      <text:p text:style-name="P17"/>
      <text:p text:style-name="P17">Matches <text:s/>--&gt;<text:span text:style-name="T11"> color(atlease one repetation of preceding character must be there), <text:s/>collor, colllor </text:span></text:p>
      <text:p text:style-name="P17"/>
      <text:p text:style-name="P18">*.zeomega.loc <text:s/>--&gt; <text:span text:style-name="T11">what and all matches will come for this regular expression?</text:span></text:p>
      <text:p text:style-name="P38"/>
      <text:p text:style-name="P19">4) ? (question mark) --&gt; Matches preceding character on zero or one time</text:p>
      <text:p text:style-name="P18"/>
      <text:p text:style-name="P33"><text:span text:style-name="T33">Ex: </text:span><text:span text:style-name="T19">The regex </text:span><text:span text:style-name="Source_20_Text"><text:span text:style-name="T28">favour?it </text:span></text:span><text:span text:style-name="T19">would match both "favorite" (American spelling) and "favourite" (British spelling).</text:span></text:p>
      <text:p text:style-name="P18"/>
      <text:p text:style-name="P31"><text:span text:style-name="T33">5</text:span><text:span text:style-name="T31">) ^ <text:s/>--&gt; Matches the begin</text:span><text:span text:style-name="T32">n</text:span><text:span text:style-name="T31">ing of line --&gt;</text:span><text:span text:style-name="T18">Example: The rege</text:span><text:span text:style-name="T22">x </text:span><text:span text:style-name="Source_20_Text"><text:span text:style-name="T29">^hello </text:span></text:span><text:span text:style-name="T18">would only match lines that start with "hello" (e.g., "hello world", not "world hello").</text:span></text:p>
      <text:p text:style-name="P18"/>
      <text:p text:style-name="P32"><text:span text:style-name="T33">6</text:span><text:span text:style-name="T32">) $ --&gt; Matches the ending of line --&gt; </text:span><text:span text:style-name="T18">Example: The regex </text:span><text:span text:style-name="Source_20_Text"><text:span text:style-name="T29">world$ </text:span></text:span><text:span text:style-name="T18">would only match lines that end with "world" (e.g., "hello world", not "otherworldly").</text:span></text:p>
      <text:p text:style-name="P46"/>
      <text:p text:style-name="P28"><text:soft-page-break/><text:span text:style-name="T24">7</text:span><text:span text:style-name="T16">) [] (sqaure brackets) <text:s/>--&gt; Define the character class in [] to match any single character in brackets. Define range of characters using hyphen </text:span></text:p>
      <text:p text:style-name="P47"/>
      <text:p text:style-name="P28"><text:span text:style-name="T16">ex: col[ou]r <text:s/>--&gt; Matches color or </text:span><text:span text:style-name="T23">colur word <text:s/>(either o or u be used)</text:span></text:p>
      <text:p text:style-name="P48"/>
      <text:p text:style-name="P49">ragh[a-zA-Z0-9] <text:s/>--&gt; Matches all pattern by replcaing last position by small letter a to z, or A to Z or 0-9</text:p>
      <text:p text:style-name="P49"/>
      <text:p text:style-name="P29"><text:span text:style-name="T24">8) | pipe</text:span><text:span text:style-name="T25">(or)</text:span><text:span text:style-name="T24"> <text:s/>--&gt; Alternation,seperate mulltiple options</text:span></text:p>
      <text:p text:style-name="P50"/>
      <text:p text:style-name="P30"><text:span text:style-name="T16">Example: the regex blue|gree</text:span><text:span text:style-name="T25">n</text:span><text:span text:style-name="T16"> --&gt; matches line containing blue or green word</text:span></text:p>
      <text:p text:style-name="P51"/>
      <text:p text:style-name="P52">9)</text:p>
      <text:p text:style-name="P37"/>
      <text:p text:style-name="P17"><text:a xlink:type="simple" xlink:href="https://www.geeksforgeeks.org/write-regular-expressions/" text:style-name="Internet_20_link" text:visited-style-name="Visited_20_Internet_20_Link"><text:span text:style-name="T11">https://www.geeksforgeeks.org/write-regular-expressions/</text:span></text:a><text:span text:style-name="T11"> </text:span></text:p>
      <text:p text:style-name="P39"/>
      <text:p text:style-name="P39"/>
      <text:p text:style-name="P41">Day 3 : keyword and variables</text:p>
      <text:p text:style-name="P41"/>
      <text:p text:style-name="P40">Go through the the github notes.</text:p>
      <text:p text:style-name="P41"/>
      <text:p text:style-name="P40"><text:span text:style-name="T1">Keywords</text:span> are reverved words in any programming lanuage,we can’t use them as variable in our program.Without keywords we can’t write program.</text:p>
      <text:p text:style-name="P40">Need to lean how and when we need to use the keywords.</text:p>
      <text:p text:style-name="P40"/>
      <text:p text:style-name="P41">Variables <text:span text:style-name="T11">are user defined name to store the data and retrieve later.</text:span></text:p>
      <text:p text:style-name="P42"><text:span text:style-name="T11">Why we need variables? </text:span></text:p>
      <text:p text:style-name="P42"><text:span text:style-name="T11">*To store data</text:span></text:p>
      <text:p text:style-name="P42"><text:span text:style-name="T11">*easy to modify when data will change</text:span></text:p>
      <text:p text:style-name="P42"><text:span text:style-name="T11"/></text:p>
      <text:p text:style-name="P43">Global variables:</text:p>
      <text:p text:style-name="P43"><text:span text:style-name="T11">variables defined in </text:span><text:span text:style-name="T13">top level(not within any code block)</text:span><text:span text:style-name="T11">,that is called global variable</text:span></text:p>
      <text:p text:style-name="P43"><text:span text:style-name="T11"/></text:p>
      <text:p text:style-name="P43"><text:span text:style-name="T11">ex: <text:s/>age=35</text:span></text:p>
      <text:p text:style-name="P43"><text:span text:style-name="T11"/></text:p>
      <text:p text:style-name="P43"><text:span text:style-name="T11"><text:s text:c="7"/>def get_age():</text:span></text:p>
      <text:p text:style-name="P43"><text:span text:style-name="T11"><text:s text:c="13"/>print(age)</text:span></text:p>
      <text:p text:style-name="P43"><text:span text:style-name="T11"/></text:p>
      <text:p text:style-name="P43"><text:span text:style-name="T11"><text:s text:c="7"/>get_age()</text:span></text:p>
      <text:p text:style-name="P43"><text:span text:style-name="T11"/></text:p>
      <text:p text:style-name="P43"><text:span text:style-name="T11"/></text:p>
      <text:p text:style-name="P43"><text:soft-page-break/>Local variable: <text:span text:style-name="T13">variable defined with any code block(code block are inside function,loop or class etc ),accessable only within that code block.</text:span></text:p>
      <text:p text:style-name="P43"><text:span text:style-name="T13"/></text:p>
      <text:p text:style-name="P44"><text:span text:style-name="T11">def <text:s/>addition(x,y):</text:span></text:p>
      <text:p text:style-name="P44"><text:span text:style-name="T11"><text:s text:c="7"/>print(x)</text:span></text:p>
      <text:p text:style-name="P44"><text:span text:style-name="T11"><text:s text:c="7"/>print(x+y)</text:span></text:p>
      <text:p text:style-name="P44"><text:span text:style-name="T11"/></text:p>
      <text:p text:style-name="P44"><text:span text:style-name="T11">addition(4,7)</text:span></text:p>
      <text:p text:style-name="P44"><text:span text:style-name="T13">p</text:span><text:span text:style-name="T11">rint(x) <text:s/>--&gt; will give error because variable x is defined inside of function.</text:span></text:p>
      <text:p text:style-name="P44"><text:span text:style-name="T11"/></text:p>
      <text:p text:style-name="P44"><text:span text:style-name="T11"/></text:p>
      <text:p text:style-name="P43"><text:span text:style-name="T13"/></text:p>
      <text:p text:style-name="P37"/>
      <text:p text:style-name="P14"><text:s/></text:p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 Mono" svg:font-family="'Google Sans Mono', monospace"/>
    <style:font-face style:name="Google Sans" svg:font-family="'Google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01:35:58.438969414</meta:creation-date>
    <dc:date>2024-04-20T19:17:00.947921047</dc:date>
    <meta:editing-duration>PT3H10M43S</meta:editing-duration>
    <meta:editing-cycles>19</meta:editing-cycles>
    <meta:generator>LibreOffice/6.4.7.2$Linux_X86_64 LibreOffice_project/40$Build-2</meta:generator>
    <meta:document-statistic meta:table-count="1" meta:image-count="0" meta:object-count="0" meta:page-count="7" meta:paragraph-count="206" meta:word-count="1515" meta:character-count="9194" meta:non-whitespace-character-count="7838"/>
  </office:meta>
</office:document-meta>
</file>